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.setImageInfo( Image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getRep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.makeFromTraitValue( String trai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rnalLink.newWind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ckground.setRepeat( String rep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itInfo.TraitInfo( String nam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it.getTraitName( Object tra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itInfo.getCla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it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makeXMLAttribute( String pvKey , String id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.getHori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setRepeat( int rep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parseXMLAttribute( String attr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ckground.getConstantForRepeat( String repe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ckground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getPV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getIm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InternalLink( String pvKey , String id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.getRepeat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ckground.setVertical( int ver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InternalLink( String at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it.getTraitClass( Object trai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setHoriz( int hori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setColor(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setPVKey( String pv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xm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.getVert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getID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Lin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rnalLink.ExternalLink( String destination , boolean new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ernalLink.setIDRef( String id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it.put( Integer key , Trai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